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5000001F5756763A2.png"/>
  <manifest:file-entry manifest:media-type="image/png" manifest:full-path="Pictures/1000000000000469000003F4D7AB0B9A.png"/>
  <manifest:file-entry manifest:media-type="image/png" manifest:full-path="Pictures/1000000000000190000001A47A1A6A77.png"/>
  <manifest:file-entry manifest:media-type="image/jpeg" manifest:full-path="Pictures/1000000000000400000003000C6F7E7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7.48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top="0.42cm" fo:margin-bottom="0.35cm"/>
      <style:text-properties fo:font-size="1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13cm" svg:height="7.737cm" svg:x="6.5cm" svg:y="0.981cm">
          <draw:text-box>
            <text:p text:style-name="P1"/>
          </draw:text-box>
        </draw:frame>
        <draw:frame draw:style-name="gr2" draw:text-style-name="P2" draw:layer="layout" svg:width="9.047cm" svg:height="9.5cm" svg:x="1.918cm" svg:y="1cm">
          <draw:image xlink:href="Pictures/1000000000000190000001A47A1A6A77.png" xlink:type="simple" xlink:show="embed" xlink:actuate="onLoad">
            <text:p/>
          </draw:image>
        </draw:frame>
        <draw:frame draw:style-name="gr2" draw:text-style-name="P2" draw:layer="layout" svg:width="8.852cm" svg:height="7.935cm" svg:x="10.648cm" svg:y="6.065cm">
          <draw:image xlink:href="Pictures/1000000000000469000003F4D7AB0B9A.png" xlink:type="simple" xlink:show="embed" xlink:actuate="onLoad">
            <text:p/>
          </draw:image>
        </draw:frame>
        <draw:frame draw:style-name="gr2" draw:text-style-name="P2" draw:layer="layout" svg:width="14cm" svg:height="10.5cm" svg:x="1.5cm" svg:y="18.5cm">
          <draw:image xlink:href="Pictures/1000000000000400000003000C6F7E79.jpg" xlink:type="simple" xlink:show="embed" xlink:actuate="onLoad">
            <text:p/>
          </draw:image>
        </draw:frame>
        <draw:frame draw:style-name="gr2" draw:text-style-name="P2" draw:layer="layout" svg:width="9.167cm" svg:height="3.619cm" svg:x="2.333cm" svg:y="13cm">
          <draw:image xlink:href="Pictures/10000000000004F5000001F5756763A2.png" xlink:type="simple" xlink:show="embed" xlink:actuate="onLoad">
            <text:p/>
          </draw:image>
        </draw:frame>
        <draw:line draw:style-name="gr3" draw:text-style-name="P2" draw:layer="layout" svg:x1="20cm" svg:y1="18cm" svg:x2="1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0-08-21T03:41:45</meta:creation-date>
    <dc:date>2010-08-21T03:48:56</dc:date>
    <dc:creator>Francisco Matelli</dc:creator>
    <meta:editing-duration>PT00H07M13S</meta:editing-duration>
    <meta:editing-cycles>2</meta:editing-cycles>
    <meta:generator>OpenOffice.org/3.2$Linux OpenOffice.org_project/320m12$Build-9483</meta:generator>
    <meta:document-statistic meta:object-count="6"/>
  </office:meta>
</office:document-meta>
</file>